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omparato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rFileFilter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LoaderFactory.createClassLoader( ClassLoader parent , ClassLoaderConfiguration config , ServletContext servlet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ClassLoaderFactory.getUrl( ServletContext servletContext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ClassLoaderFactory.getFile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ClassLoaderFactory.getContext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